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3d3d3" loext:decorative="false"/>
    </style:style>
    <style:style style:name="gr4" style:family="graphic" style:parent-style-name="standard">
      <style:graphic-properties draw:stroke="solid" svg:stroke-width="0.017cm" svg:stroke-color="#808080" draw:stroke-linejoin="round" svg:stroke-linecap="round" draw:fill="none" fo:padding-top="0.008cm" fo:padding-bottom="0.008cm" fo:padding-left="0.008cm" fo:padding-right="0.008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d3d3d3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3" style:family="text">
      <style:text-properties fo:color="#000000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178cm" svg:height="0.712cm" svg:x="2.912cm" svg:y="2.812cm">
          <draw:text-box>
            <text:p text:style-name="P1"><text:span text:style-name="T1">Exercicios: Corrige o Erro en Variables JavaScript</text:span></text:p>
          </draw:text-box>
        </draw:frame>
        <draw:frame draw:style-name="gr2" draw:text-style-name="P3" draw:layer="layout" svg:width="14.611cm" svg:height="0.395cm" svg:x="2.752cm" svg:y="4.273cm">
          <draw:text-box>
            <text:p text:style-name="P1"><text:span text:style-name="T2">Instrucións: Cada exemplo contén un erro no nome da variable. Escribe a corrección axeitada</text:span></text:p>
          </draw:text-box>
        </draw:frame>
        <draw:frame draw:style-name="gr2" draw:text-style-name="P3" draw:layer="layout" svg:width="15.275cm" svg:height="0.395cm" svg:x="2.752cm" svg:y="4.696cm">
          <draw:text-box>
            <text:p text:style-name="P1"><text:span text:style-name="T2">seguindo as boas prácticas (camelCase, sen espazos, sen símbolos non permitidos, sen palabras</text:span></text:p>
          </draw:text-box>
        </draw:frame>
        <draw:polygon draw:style-name="gr3" draw:text-style-name="P4" draw:layer="layout" svg:width="17.5cm" svg:height="0.636cm" svg:x="1.75cm" svg:y="6.009cm" svg:viewBox="0 0 17501 637" draw:points="0,0 17501,0 17501,637 0,637">
          <text:p/>
        </draw:polygon>
        <draw:frame draw:style-name="gr2" draw:text-style-name="P3" draw:layer="layout" svg:width="1.955cm" svg:height="0.395cm" svg:x="2.752cm" svg:y="5.12cm">
          <draw:text-box>
            <text:p text:style-name="P1"><text:span text:style-name="T2">reservadas).</text:span></text:p>
          </draw:text-box>
        </draw:frame>
        <draw:frame draw:style-name="gr2" draw:text-style-name="P3" draw:layer="layout" svg:width="0.384cm" svg:height="0.395cm" svg:x="1.962cm" svg:y="6.149cm">
          <draw:text-box>
            <text:p text:style-name="P1"><text:span text:style-name="T3">Nº</text:span></text:p>
          </draw:text-box>
        </draw:frame>
        <draw:frame draw:style-name="gr2" draw:text-style-name="P3" draw:layer="layout" svg:width="3.282cm" svg:height="0.395cm" svg:x="3.462cm" svg:y="6.149cm">
          <draw:text-box>
            <text:p text:style-name="P1"><text:span text:style-name="T3">Exemplo incorrecto</text:span></text:p>
          </draw:text-box>
        </draw:frame>
        <draw:frame draw:style-name="gr2" draw:text-style-name="P3" draw:layer="layout" svg:width="1.857cm" svg:height="0.395cm" svg:x="13.462cm" svg:y="6.149cm">
          <draw:text-box>
            <text:p text:style-name="P1"><text:span text:style-name="T3">Corrección</text:span></text:p>
          </draw:text-box>
        </draw:frame>
        <draw:frame draw:style-name="gr2" draw:text-style-name="P3" draw:layer="layout" svg:width="0.352cm" svg:height="0.395cm" svg:x="1.962cm" svg:y="6.784cm">
          <draw:text-box>
            <text:p text:style-name="P1"><text:span text:style-name="T2">1</text:span></text:p>
          </draw:text-box>
        </draw:frame>
        <draw:frame draw:style-name="gr2" draw:text-style-name="P3" draw:layer="layout" svg:width="6.24cm" svg:height="0.395cm" svg:x="3.462cm" svg:y="6.784cm">
          <draw:text-box>
            <text:p text:style-name="P1"><text:span text:style-name="T2">let 2usuario = 'Ana'; // comeza por díxito</text:span></text:p>
          </draw:text-box>
        </draw:frame>
        <draw:frame draw:style-name="gr2" draw:text-style-name="P3" draw:layer="layout" svg:width="0.352cm" svg:height="0.395cm" svg:x="1.962cm" svg:y="7.419cm">
          <draw:text-box>
            <text:p text:style-name="P1"><text:span text:style-name="T2">2</text:span></text:p>
          </draw:text-box>
        </draw:frame>
        <draw:frame draw:style-name="gr2" draw:text-style-name="P3" draw:layer="layout" svg:width="6.826cm" svg:height="0.395cm" svg:x="3.462cm" svg:y="7.419cm">
          <draw:text-box>
            <text:p text:style-name="P1"><text:span text:style-name="T2">let nome apelido = 'Pedro'; // contén espazo</text:span></text:p>
          </draw:text-box>
        </draw:frame>
        <draw:frame draw:style-name="gr2" draw:text-style-name="P3" draw:layer="layout" svg:width="0.352cm" svg:height="0.395cm" svg:x="1.962cm" svg:y="8.054cm">
          <draw:text-box>
            <text:p text:style-name="P1"><text:span text:style-name="T2">3</text:span></text:p>
          </draw:text-box>
        </draw:frame>
        <draw:frame draw:style-name="gr2" draw:text-style-name="P3" draw:layer="layout" svg:width="6.533cm" svg:height="0.395cm" svg:x="3.462cm" svg:y="8.054cm">
          <draw:text-box>
            <text:p text:style-name="P1"><text:span text:style-name="T2">let nome-apelido = 'Marta'; // contén guión</text:span></text:p>
          </draw:text-box>
        </draw:frame>
        <draw:frame draw:style-name="gr2" draw:text-style-name="P3" draw:layer="layout" svg:width="0.352cm" svg:height="0.395cm" svg:x="1.962cm" svg:y="8.689cm">
          <draw:text-box>
            <text:p text:style-name="P1"><text:span text:style-name="T2">4</text:span></text:p>
          </draw:text-box>
        </draw:frame>
        <draw:frame draw:style-name="gr2" draw:text-style-name="P3" draw:layer="layout" svg:width="7.314cm" svg:height="0.395cm" svg:x="3.462cm" svg:y="8.689cm">
          <draw:text-box>
            <text:p text:style-name="P1"><text:span text:style-name="T2">let súper = 'Xoán'; // contén carácter non ASCII</text:span></text:p>
          </draw:text-box>
        </draw:frame>
        <draw:frame draw:style-name="gr2" draw:text-style-name="P3" draw:layer="layout" svg:width="0.352cm" svg:height="0.395cm" svg:x="1.962cm" svg:y="9.324cm">
          <draw:text-box>
            <text:p text:style-name="P1"><text:span text:style-name="T2">5</text:span></text:p>
          </draw:text-box>
        </draw:frame>
        <draw:frame draw:style-name="gr2" draw:text-style-name="P3" draw:layer="layout" svg:width="5.888cm" svg:height="0.395cm" svg:x="3.462cm" svg:y="9.324cm">
          <draw:text-box>
            <text:p text:style-name="P1"><text:span text:style-name="T2">let class = 'valor'; // palabra reservada</text:span></text:p>
          </draw:text-box>
        </draw:frame>
        <draw:frame draw:style-name="gr2" draw:text-style-name="P3" draw:layer="layout" svg:width="0.352cm" svg:height="0.395cm" svg:x="1.962cm" svg:y="9.959cm">
          <draw:text-box>
            <text:p text:style-name="P1"><text:span text:style-name="T2">6</text:span></text:p>
          </draw:text-box>
        </draw:frame>
        <draw:frame draw:style-name="gr2" draw:text-style-name="P3" draw:layer="layout" svg:width="4.758cm" svg:height="0.395cm" svg:x="3.462cm" svg:y="9.959cm">
          <draw:text-box>
            <text:p text:style-name="P1"><text:span text:style-name="T2">let let = 5; // palabra reservada</text:span></text:p>
          </draw:text-box>
        </draw:frame>
        <draw:frame draw:style-name="gr2" draw:text-style-name="P3" draw:layer="layout" svg:width="0.352cm" svg:height="0.395cm" svg:x="1.962cm" svg:y="10.594cm">
          <draw:text-box>
            <text:p text:style-name="P1"><text:span text:style-name="T2">7</text:span></text:p>
          </draw:text-box>
        </draw:frame>
        <draw:frame draw:style-name="gr2" draw:text-style-name="P3" draw:layer="layout" svg:width="5.927cm" svg:height="0.395cm" svg:x="3.462cm" svg:y="10.594cm">
          <draw:text-box>
            <text:p text:style-name="P1"><text:span text:style-name="T2">let const = 'texto'; // palabra reservada</text:span></text:p>
          </draw:text-box>
        </draw:frame>
        <draw:frame draw:style-name="gr2" draw:text-style-name="P3" draw:layer="layout" svg:width="0.352cm" svg:height="0.395cm" svg:x="1.962cm" svg:y="11.229cm">
          <draw:text-box>
            <text:p text:style-name="P1"><text:span text:style-name="T2">8</text:span></text:p>
          </draw:text-box>
        </draw:frame>
        <draw:frame draw:style-name="gr2" draw:text-style-name="P3" draw:layer="layout" svg:width="4.973cm" svg:height="0.395cm" svg:x="3.462cm" svg:y="11.229cm">
          <draw:text-box>
            <text:p text:style-name="P1"><text:span text:style-name="T2">let if = true; // palabra reservada</text:span></text:p>
          </draw:text-box>
        </draw:frame>
        <draw:frame draw:style-name="gr2" draw:text-style-name="P3" draw:layer="layout" svg:width="0.352cm" svg:height="0.395cm" svg:x="1.962cm" svg:y="11.864cm">
          <draw:text-box>
            <text:p text:style-name="P1"><text:span text:style-name="T2">9</text:span></text:p>
          </draw:text-box>
        </draw:frame>
        <draw:frame draw:style-name="gr2" draw:text-style-name="P3" draw:layer="layout" svg:width="6.454cm" svg:height="0.395cm" svg:x="3.462cm" svg:y="11.864cm">
          <draw:text-box>
            <text:p text:style-name="P1"><text:span text:style-name="T2">let import = 'modulo'; // palabra reservada</text:span></text:p>
          </draw:text-box>
        </draw:frame>
        <draw:frame draw:style-name="gr2" draw:text-style-name="P3" draw:layer="layout" svg:width="0.393cm" svg:height="0.395cm" svg:x="1.962cm" svg:y="12.499cm">
          <draw:text-box>
            <text:p text:style-name="P1"><text:span text:style-name="T2">10</text:span></text:p>
          </draw:text-box>
        </draw:frame>
        <draw:frame draw:style-name="gr2" draw:text-style-name="P3" draw:layer="layout" svg:width="5.305cm" svg:height="0.395cm" svg:x="3.462cm" svg:y="12.499cm">
          <draw:text-box>
            <text:p text:style-name="P1"><text:span text:style-name="T2">let return = 9; // palabra reservada</text:span></text:p>
          </draw:text-box>
        </draw:frame>
        <draw:frame draw:style-name="gr2" draw:text-style-name="P3" draw:layer="layout" svg:width="0.393cm" svg:height="0.395cm" svg:x="1.962cm" svg:y="13.134cm">
          <draw:text-box>
            <text:p text:style-name="P1"><text:span text:style-name="T2">11</text:span></text:p>
          </draw:text-box>
        </draw:frame>
        <draw:frame draw:style-name="gr2" draw:text-style-name="P3" draw:layer="layout" svg:width="6.26cm" svg:height="0.395cm" svg:x="3.462cm" svg:y="13.134cm">
          <draw:text-box>
            <text:p text:style-name="P1"><text:span text:style-name="T2">let nome.apelido = 'Ana'; // contén punto</text:span></text:p>
          </draw:text-box>
        </draw:frame>
        <draw:frame draw:style-name="gr2" draw:text-style-name="P3" draw:layer="layout" svg:width="0.393cm" svg:height="0.395cm" svg:x="1.962cm" svg:y="13.769cm">
          <draw:text-box>
            <text:p text:style-name="P1"><text:span text:style-name="T2">12</text:span></text:p>
          </draw:text-box>
        </draw:frame>
        <draw:frame draw:style-name="gr2" draw:text-style-name="P3" draw:layer="layout" svg:width="7.468cm" svg:height="0.395cm" svg:x="3.462cm" svg:y="13.769cm">
          <draw:text-box>
            <text:p text:style-name="P1"><text:span text:style-name="T2">let nome+apelido = 'Pedro'; // contén símbolo '+'</text:span></text:p>
          </draw:text-box>
        </draw:frame>
        <draw:frame draw:style-name="gr2" draw:text-style-name="P3" draw:layer="layout" svg:width="0.393cm" svg:height="0.395cm" svg:x="1.962cm" svg:y="14.404cm">
          <draw:text-box>
            <text:p text:style-name="P1"><text:span text:style-name="T2">13</text:span></text:p>
          </draw:text-box>
        </draw:frame>
        <draw:frame draw:style-name="gr2" draw:text-style-name="P3" draw:layer="layout" svg:width="7.292cm" svg:height="0.395cm" svg:x="3.462cm" svg:y="14.404cm">
          <draw:text-box>
            <text:p text:style-name="P1"><text:span text:style-name="T2">let nome*apelido = 'Marta'; // contén símbolo '*'</text:span></text:p>
          </draw:text-box>
        </draw:frame>
        <draw:frame draw:style-name="gr2" draw:text-style-name="P3" draw:layer="layout" svg:width="0.393cm" svg:height="0.395cm" svg:x="1.962cm" svg:y="15.039cm">
          <draw:text-box>
            <text:p text:style-name="P1"><text:span text:style-name="T2">14</text:span></text:p>
          </draw:text-box>
        </draw:frame>
        <draw:frame draw:style-name="gr2" draw:text-style-name="P3" draw:layer="layout" svg:width="7.136cm" svg:height="0.395cm" svg:x="3.462cm" svg:y="15.039cm">
          <draw:text-box>
            <text:p text:style-name="P1"><text:span text:style-name="T2">let nome/apelido = 'Xoán'; // contén símbolo '/'</text:span></text:p>
          </draw:text-box>
        </draw:frame>
        <draw:frame draw:style-name="gr2" draw:text-style-name="P3" draw:layer="layout" svg:width="0.393cm" svg:height="0.395cm" svg:x="1.962cm" svg:y="15.674cm">
          <draw:text-box>
            <text:p text:style-name="P1"><text:span text:style-name="T2">15</text:span></text:p>
          </draw:text-box>
        </draw:frame>
        <draw:frame draw:style-name="gr2" draw:text-style-name="P3" draw:layer="layout" svg:width="7.565cm" svg:height="0.395cm" svg:x="3.462cm" svg:y="15.674cm">
          <draw:text-box>
            <text:p text:style-name="P1"><text:span text:style-name="T2">let nome%apelido = 'Sofía'; // contén símbolo '%'</text:span></text:p>
          </draw:text-box>
        </draw:frame>
        <draw:frame draw:style-name="gr2" draw:text-style-name="P3" draw:layer="layout" svg:width="0.393cm" svg:height="0.395cm" svg:x="1.962cm" svg:y="16.309cm">
          <draw:text-box>
            <text:p text:style-name="P1"><text:span text:style-name="T2">16</text:span></text:p>
          </draw:text-box>
        </draw:frame>
        <draw:frame draw:style-name="gr2" draw:text-style-name="P3" draw:layer="layout" svg:width="7.478cm" svg:height="0.395cm" svg:x="3.462cm" svg:y="16.309cm">
          <draw:text-box>
            <text:p text:style-name="P1"><text:span text:style-name="T2">let nome@apelido = 'Luis'; // contén símbolo '@'</text:span></text:p>
          </draw:text-box>
        </draw:frame>
        <draw:frame draw:style-name="gr2" draw:text-style-name="P3" draw:layer="layout" svg:width="0.393cm" svg:height="0.395cm" svg:x="1.962cm" svg:y="16.944cm">
          <draw:text-box>
            <text:p text:style-name="P1"><text:span text:style-name="T2">17</text:span></text:p>
          </draw:text-box>
        </draw:frame>
        <draw:frame draw:style-name="gr2" draw:text-style-name="P3" draw:layer="layout" svg:width="7.253cm" svg:height="0.395cm" svg:x="3.462cm" svg:y="16.944cm">
          <draw:text-box>
            <text:p text:style-name="P1"><text:span text:style-name="T2">let nome#apelido = 'Sara'; // contén símbolo '#'</text:span></text:p>
          </draw:text-box>
        </draw:frame>
        <draw:frame draw:style-name="gr2" draw:text-style-name="P3" draw:layer="layout" svg:width="0.393cm" svg:height="0.395cm" svg:x="1.962cm" svg:y="17.579cm">
          <draw:text-box>
            <text:p text:style-name="P1"><text:span text:style-name="T2">18</text:span></text:p>
          </draw:text-box>
        </draw:frame>
        <draw:frame draw:style-name="gr2" draw:text-style-name="P3" draw:layer="layout" svg:width="9.618cm" svg:height="0.395cm" svg:x="3.462cm" svg:y="17.579cm">
          <draw:text-box>
            <text:p text:style-name="P1"><text:span text:style-name="T2">let nome$apelido = 'Carlos'; // símbolo permitido pero mal uso</text:span></text:p>
          </draw:text-box>
        </draw:frame>
        <draw:frame draw:style-name="gr2" draw:text-style-name="P3" draw:layer="layout" svg:width="0.393cm" svg:height="0.395cm" svg:x="1.962cm" svg:y="18.214cm">
          <draw:text-box>
            <text:p text:style-name="P1"><text:span text:style-name="T2">19</text:span></text:p>
          </draw:text-box>
        </draw:frame>
        <draw:frame draw:style-name="gr2" draw:text-style-name="P3" draw:layer="layout" svg:width="7.233cm" svg:height="0.395cm" svg:x="3.462cm" svg:y="18.214cm">
          <draw:text-box>
            <text:p text:style-name="P1"><text:span text:style-name="T2">let nome&amp;apelido = 'Noa'; // contén símbolo '&amp;'</text:span></text:p>
          </draw:text-box>
        </draw:frame>
        <draw:frame draw:style-name="gr2" draw:text-style-name="P3" draw:layer="layout" svg:width="0.393cm" svg:height="0.395cm" svg:x="1.962cm" svg:y="18.849cm">
          <draw:text-box>
            <text:p text:style-name="P1"><text:span text:style-name="T2">20</text:span></text:p>
          </draw:text-box>
        </draw:frame>
        <draw:frame draw:style-name="gr2" draw:text-style-name="P3" draw:layer="layout" svg:width="7.156cm" svg:height="0.395cm" svg:x="3.462cm" svg:y="18.849cm">
          <draw:text-box>
            <text:p text:style-name="P1"><text:span text:style-name="T2">let nome=apelido = 'Iria'; // contén '=' no nome</text:span></text:p>
          </draw:text-box>
        </draw:frame>
        <draw:line draw:style-name="gr4" draw:text-style-name="P5" draw:layer="layout" svg:x1="1.75cm" svg:y1="6.009cm" svg:x2="19.25cm" svg:y2="6.009cm">
          <text:p/>
        </draw:line>
        <draw:line draw:style-name="gr4" draw:text-style-name="P5" draw:layer="layout" svg:x1="1.75cm" svg:y1="19.344cm" svg:x2="19.25cm" svg:y2="19.344cm">
          <text:p/>
        </draw:line>
        <draw:line draw:style-name="gr4" draw:text-style-name="P5" draw:layer="layout" svg:x1="1.75cm" svg:y1="19.344cm" svg:x2="1.75cm" svg:y2="6.009cm">
          <text:p/>
        </draw:line>
        <draw:line draw:style-name="gr4" draw:text-style-name="P5" draw:layer="layout" svg:x1="19.25cm" svg:y1="19.344cm" svg:x2="19.25cm" svg:y2="6.009cm">
          <text:p/>
        </draw:line>
        <draw:line draw:style-name="gr4" draw:text-style-name="P5" draw:layer="layout" svg:x1="1.75cm" svg:y1="7.279cm" svg:x2="19.25cm" svg:y2="7.279cm">
          <text:p/>
        </draw:line>
        <draw:line draw:style-name="gr4" draw:text-style-name="P5" draw:layer="layout" svg:x1="1.75cm" svg:y1="7.914cm" svg:x2="19.25cm" svg:y2="7.914cm">
          <text:p/>
        </draw:line>
        <draw:line draw:style-name="gr4" draw:text-style-name="P5" draw:layer="layout" svg:x1="1.75cm" svg:y1="8.549cm" svg:x2="19.25cm" svg:y2="8.549cm">
          <text:p/>
        </draw:line>
        <draw:line draw:style-name="gr4" draw:text-style-name="P5" draw:layer="layout" svg:x1="1.75cm" svg:y1="9.184cm" svg:x2="19.25cm" svg:y2="9.184cm">
          <text:p/>
        </draw:line>
        <draw:line draw:style-name="gr4" draw:text-style-name="P5" draw:layer="layout" svg:x1="1.75cm" svg:y1="9.819cm" svg:x2="19.25cm" svg:y2="9.819cm">
          <text:p/>
        </draw:line>
        <draw:line draw:style-name="gr4" draw:text-style-name="P5" draw:layer="layout" svg:x1="1.75cm" svg:y1="10.454cm" svg:x2="19.25cm" svg:y2="10.454cm">
          <text:p/>
        </draw:line>
        <draw:line draw:style-name="gr4" draw:text-style-name="P5" draw:layer="layout" svg:x1="1.75cm" svg:y1="11.089cm" svg:x2="19.25cm" svg:y2="11.089cm">
          <text:p/>
        </draw:line>
        <draw:line draw:style-name="gr4" draw:text-style-name="P5" draw:layer="layout" svg:x1="1.75cm" svg:y1="11.724cm" svg:x2="19.25cm" svg:y2="11.724cm">
          <text:p/>
        </draw:line>
        <draw:line draw:style-name="gr4" draw:text-style-name="P5" draw:layer="layout" svg:x1="1.75cm" svg:y1="12.359cm" svg:x2="19.25cm" svg:y2="12.359cm">
          <text:p/>
        </draw:line>
        <draw:line draw:style-name="gr4" draw:text-style-name="P5" draw:layer="layout" svg:x1="1.75cm" svg:y1="12.994cm" svg:x2="19.25cm" svg:y2="12.994cm">
          <text:p/>
        </draw:line>
        <draw:line draw:style-name="gr4" draw:text-style-name="P5" draw:layer="layout" svg:x1="1.75cm" svg:y1="13.629cm" svg:x2="19.25cm" svg:y2="13.629cm">
          <text:p/>
        </draw:line>
        <draw:line draw:style-name="gr4" draw:text-style-name="P5" draw:layer="layout" svg:x1="1.75cm" svg:y1="14.264cm" svg:x2="19.25cm" svg:y2="14.264cm">
          <text:p/>
        </draw:line>
        <draw:line draw:style-name="gr4" draw:text-style-name="P5" draw:layer="layout" svg:x1="1.75cm" svg:y1="14.899cm" svg:x2="19.25cm" svg:y2="14.899cm">
          <text:p/>
        </draw:line>
        <draw:line draw:style-name="gr4" draw:text-style-name="P5" draw:layer="layout" svg:x1="1.75cm" svg:y1="15.534cm" svg:x2="19.25cm" svg:y2="15.534cm">
          <text:p/>
        </draw:line>
        <draw:line draw:style-name="gr4" draw:text-style-name="P5" draw:layer="layout" svg:x1="1.75cm" svg:y1="16.169cm" svg:x2="19.25cm" svg:y2="16.169cm">
          <text:p/>
        </draw:line>
        <draw:line draw:style-name="gr4" draw:text-style-name="P5" draw:layer="layout" svg:x1="1.75cm" svg:y1="16.804cm" svg:x2="19.25cm" svg:y2="16.804cm">
          <text:p/>
        </draw:line>
        <draw:line draw:style-name="gr4" draw:text-style-name="P5" draw:layer="layout" svg:x1="1.75cm" svg:y1="17.439cm" svg:x2="19.25cm" svg:y2="17.439cm">
          <text:p/>
        </draw:line>
        <draw:line draw:style-name="gr4" draw:text-style-name="P5" draw:layer="layout" svg:x1="1.75cm" svg:y1="18.074cm" svg:x2="19.25cm" svg:y2="18.074cm">
          <text:p/>
        </draw:line>
        <draw:line draw:style-name="gr4" draw:text-style-name="P5" draw:layer="layout" svg:x1="1.75cm" svg:y1="18.709cm" svg:x2="19.25cm" svg:y2="18.709cm">
          <text:p/>
        </draw:line>
        <draw:line draw:style-name="gr4" draw:text-style-name="P5" draw:layer="layout" svg:x1="3.25cm" svg:y1="19.344cm" svg:x2="3.25cm" svg:y2="6.009cm">
          <text:p/>
        </draw:line>
        <draw:line draw:style-name="gr4" draw:text-style-name="P5" draw:layer="layout" svg:x1="13.25cm" svg:y1="19.344cm" svg:x2="13.25cm" svg:y2="6.009cm">
          <text:p/>
        </draw:line>
        <draw:frame draw:style-name="gr2" draw:text-style-name="P3" draw:layer="layout" svg:width="3.469cm" svg:height="0.395cm" svg:x="13.462cm" svg:y="18.849cm">
          <draw:text-box>
            <text:p text:style-name="P1"><text:span text:style-name="T2">let nomeApelido =’Iria’</text:span></text:p>
          </draw:text-box>
        </draw:frame>
        <draw:frame draw:style-name="gr1" draw:text-style-name="P2" draw:layer="layout" svg:width="4.731cm" svg:height="0.712cm" svg:x="2.752cm" svg:y="19.905cm">
          <draw:text-box>
            <text:p text:style-name="P1"><text:span text:style-name="T1">Boas prácticas:</text:span></text:p>
          </draw:text-box>
        </draw:frame>
        <draw:frame draw:style-name="gr2" draw:text-style-name="P3" draw:layer="layout" svg:width="6.745cm" svg:height="0.395cm" svg:x="2.752cm" svg:y="20.866cm">
          <draw:text-box>
            <text:p text:style-name="P1"><text:span text:style-name="T2">• Usa camelCase para variables ordinarias.</text:span></text:p>
          </draw:text-box>
        </draw:frame>
        <draw:frame draw:style-name="gr2" draw:text-style-name="P3" draw:layer="layout" svg:width="11.316cm" svg:height="0.395cm" svg:x="2.752cm" svg:y="21.289cm">
          <draw:text-box>
            <text:p text:style-name="P1"><text:span text:style-name="T2">• Evita palabras reservadas, espazos, guións e símbolos non permitidos.</text:span></text:p>
          </draw:text-box>
        </draw:frame>
        <draw:frame draw:style-name="gr2" draw:text-style-name="P3" draw:layer="layout" svg:width="9.676cm" svg:height="0.395cm" svg:x="2.752cm" svg:y="21.712cm">
          <draw:text-box>
            <text:p text:style-name="P1"><text:span text:style-name="T2">• Usa nomes descritivos que indiquen a finalidade da variable.</text:span></text:p>
          </draw:text-box>
        </draw:frame>
        <draw:frame draw:style-name="gr2" draw:text-style-name="P3" draw:layer="layout" svg:width="11.725cm" svg:height="0.395cm" svg:x="2.752cm" svg:y="22.136cm">
          <draw:text-box>
            <text:p text:style-name="P1"><text:span text:style-name="T2">• Para constantes, utiliza maiúsculas e guión baixo (ex.: MAX_INTENTOS).</text:span></text:p>
          </draw:text-box>
        </draw:frame>
        <draw:frame draw:style-name="gr2" draw:text-style-name="P3" draw:layer="layout" svg:width="3.606cm" svg:height="0.395cm" svg:x="13.481cm" svg:y="6.8cm">
          <draw:text-box>
            <text:p text:style-name="P1"><text:span text:style-name="T2">let nomeApelido =’Ana’</text:span></text:p>
          </draw:text-box>
        </draw:frame>
        <draw:frame draw:style-name="gr2" draw:text-style-name="P3" draw:layer="layout" svg:width="3.996cm" svg:height="0.395cm" svg:x="13.45cm" svg:y="17.55cm">
          <draw:text-box>
            <text:p text:style-name="P1"><text:span text:style-name="T2">let nomeApelido =’Carlos’</text:span></text:p>
          </draw:text-box>
        </draw:frame>
        <draw:frame draw:style-name="gr2" draw:text-style-name="P3" draw:layer="layout" svg:width="3.625cm" svg:height="0.395cm" svg:x="13.45cm" svg:y="18.155cm">
          <draw:text-box>
            <text:p text:style-name="P1"><text:span text:style-name="T2">let nomeApelido =’Noa’</text:span></text:p>
          </draw:text-box>
        </draw:frame>
        <draw:frame draw:style-name="gr2" draw:text-style-name="P3" draw:layer="layout" svg:width="3.918cm" svg:height="0.395cm" svg:x="13.481cm" svg:y="7.405cm">
          <draw:text-box>
            <text:p text:style-name="P1"><text:span text:style-name="T2">let nomeApelido =’Pedro’</text:span></text:p>
          </draw:text-box>
        </draw:frame>
        <draw:frame draw:style-name="gr2" draw:text-style-name="P3" draw:layer="layout" svg:width="3.879cm" svg:height="0.395cm" svg:x="13.481cm" svg:y="8.05cm">
          <draw:text-box>
            <text:p text:style-name="P1"><text:span text:style-name="T2">let nomeApelido =’Marta’</text:span></text:p>
          </draw:text-box>
        </draw:frame>
        <draw:frame draw:style-name="gr2" draw:text-style-name="P3" draw:layer="layout" svg:width="3.645cm" svg:height="0.395cm" svg:x="13.481cm" svg:y="11.8cm">
          <draw:text-box>
            <text:p text:style-name="P1"><text:span text:style-name="T2">let importado =’modulo’</text:span></text:p>
          </draw:text-box>
        </draw:frame>
        <draw:frame draw:style-name="gr2" draw:text-style-name="P3" draw:layer="layout" svg:width="2.023cm" svg:height="0.395cm" svg:x="13.481cm" svg:y="11.155cm">
          <draw:text-box>
            <text:p text:style-name="P1"><text:span text:style-name="T2">let ySi =’true’</text:span></text:p>
          </draw:text-box>
        </draw:frame>
        <draw:frame draw:style-name="gr2" draw:text-style-name="P3" draw:layer="layout" svg:width="3.858cm" svg:height="0.395cm" svg:x="13.45cm" svg:y="10.55cm">
          <draw:text-box>
            <text:p text:style-name="P1"><text:span text:style-name="T2">let CONSTANTE =’texto’</text:span></text:p>
          </draw:text-box>
        </draw:frame>
        <draw:frame draw:style-name="gr2" draw:text-style-name="P3" draw:layer="layout" svg:width="2.316cm" svg:height="0.395cm" svg:x="13.45cm" svg:y="9.905cm">
          <draw:text-box>
            <text:p text:style-name="P1"><text:span text:style-name="T2">let numero =’5’</text:span></text:p>
          </draw:text-box>
        </draw:frame>
        <draw:frame draw:style-name="gr2" draw:text-style-name="P3" draw:layer="layout" svg:width="2.511cm" svg:height="0.395cm" svg:x="13.45cm" svg:y="9.3cm">
          <draw:text-box>
            <text:p text:style-name="P1"><text:span text:style-name="T2">let clase =’valor’</text:span></text:p>
          </draw:text-box>
        </draw:frame>
        <draw:frame draw:style-name="gr2" draw:text-style-name="P3" draw:layer="layout" svg:width="2.629cm" svg:height="0.395cm" svg:x="13.45cm" svg:y="8.655cm">
          <draw:text-box>
            <text:p text:style-name="P1"><text:span text:style-name="T2">let super =’Xoán’</text:span></text:p>
          </draw:text-box>
        </draw:frame>
        <draw:frame draw:style-name="gr2" draw:text-style-name="P3" draw:layer="layout" svg:width="3.723cm" svg:height="0.395cm" svg:x="13.45cm" svg:y="16.905cm">
          <draw:text-box>
            <text:p text:style-name="P1"><text:span text:style-name="T2">let nomeApelido =’Sara’</text:span></text:p>
          </draw:text-box>
        </draw:frame>
        <draw:frame draw:style-name="gr2" draw:text-style-name="P3" draw:layer="layout" svg:width="3.625cm" svg:height="0.395cm" svg:x="13.45cm" svg:y="16.3cm">
          <draw:text-box>
            <text:p text:style-name="P1"><text:span text:style-name="T2">let nomeApelido =’Luis’</text:span></text:p>
          </draw:text-box>
        </draw:frame>
        <draw:frame draw:style-name="gr2" draw:text-style-name="P3" draw:layer="layout" svg:width="3.801cm" svg:height="0.395cm" svg:x="13.45cm" svg:y="15.655cm">
          <draw:text-box>
            <text:p text:style-name="P1"><text:span text:style-name="T2">let nomeApelido =’Sofía’</text:span></text:p>
          </draw:text-box>
        </draw:frame>
        <draw:frame draw:style-name="gr2" draw:text-style-name="P3" draw:layer="layout" svg:width="3.801cm" svg:height="0.395cm" svg:x="13.45cm" svg:y="15.05cm">
          <draw:text-box>
            <text:p text:style-name="P1"><text:span text:style-name="T2">let nomeApelido =’Xoán’</text:span></text:p>
          </draw:text-box>
        </draw:frame>
        <draw:frame draw:style-name="gr2" draw:text-style-name="P3" draw:layer="layout" svg:width="3.879cm" svg:height="0.395cm" svg:x="13.45cm" svg:y="14.405cm">
          <draw:text-box>
            <text:p text:style-name="P1"><text:span text:style-name="T2">let nomeApelido =’Marta’</text:span></text:p>
          </draw:text-box>
        </draw:frame>
        <draw:frame draw:style-name="gr2" draw:text-style-name="P3" draw:layer="layout" svg:width="3.918cm" svg:height="0.395cm" svg:x="13.45cm" svg:y="13.8cm">
          <draw:text-box>
            <text:p text:style-name="P1"><text:span text:style-name="T2">let nomeApelido =’Pedro’</text:span></text:p>
          </draw:text-box>
        </draw:frame>
        <draw:frame draw:style-name="gr2" draw:text-style-name="P3" draw:layer="layout" svg:width="3.606cm" svg:height="0.395cm" svg:x="13.45cm" svg:y="13.155cm">
          <draw:text-box>
            <text:p text:style-name="P1"><text:span text:style-name="T2">let nomeApelido =’Ana’</text:span></text:p>
          </draw:text-box>
        </draw:frame>
        <draw:frame draw:style-name="gr2" draw:text-style-name="P3" draw:layer="layout" svg:width="2.454cm" svg:height="0.395cm" svg:x="13.45cm" svg:y="12.55cm">
          <draw:text-box>
            <text:p text:style-name="P1"><text:span text:style-name="T2">let devuelto =’9’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cm" fo:margin-bottom="1cm" fo:margin-left="1.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30T10:58:30.535244100</dc:date>
    <meta:editing-duration>PT21S</meta:editing-duration>
    <meta:editing-cycles>1</meta:editing-cycles>
    <meta:generator>LibreOffice/25.2.2.2$Windows_X86_64 LibreOffice_project/7370d4be9e3cf6031a51beef54ff3bda878e3fac</meta:generator>
    <meta:print-date>2026-01-30T10:58:56.892792700</meta:print-date>
    <meta:printed-by>Archivos PDF</meta:printed-by>
    <meta:document-statistic meta:object-count="98"/>
  </office:meta>
</office:document-meta>
</file>